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4.735cm" svg:height="13.913cm" svg:x="6.874cm" svg:y="0.552cm">
            <draw:object draw:notify-on-update-of-ranges="Лист1.A2:Лист1.A8 Лист1.B2:Лист1.B8 Лист1.A2:Лист1.A8 Лист1.C2:Лист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10" calcext:value-type="float">
            <text:p>5810</text:p>
          </table:table-cell>
          <table:table-cell office:value-type="float" office:value="8537" calcext:value-type="float">
            <text:p>85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54" calcext:value-type="float">
            <text:p>8854</text:p>
          </table:table-cell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50" calcext:value-type="float">
            <text:p>15450</text:p>
          </table:table-cell>
          <table:table-cell office:value-type="float" office:value="16294" calcext:value-type="float">
            <text:p>162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366" calcext:value-type="float">
            <text:p>33366</text:p>
          </table:table-cell>
          <table:table-cell office:value-type="float" office:value="34122" calcext:value-type="float">
            <text:p>341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150" calcext:value-type="float">
            <text:p>78150</text:p>
          </table:table-cell>
          <table:table-cell office:value-type="float" office:value="78467" calcext:value-type="float">
            <text:p>784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2188" calcext:value-type="float">
            <text:p>172188</text:p>
          </table:table-cell>
          <table:table-cell office:value-type="float" office:value="168631" calcext:value-type="float">
            <text:p>1686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7819" calcext:value-type="float">
            <text:p>347819</text:p>
          </table:table-cell>
          <table:table-cell office:value-type="float" office:value="349095" calcext:value-type="float">
            <text:p>349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2:25:10.610447989</meta:creation-date>
    <dc:date>2023-05-22T22:33:38.769490030</dc:date>
    <meta:editing-duration>PT8M28S</meta:editing-duration>
    <meta:editing-cycles>1</meta:editing-cycles>
    <meta:document-statistic meta:table-count="1" meta:cell-count="2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36cm" svg:height="13.914cm" xlink:href=".." xlink:type="simple" chart:class="chart:scatter" chart:style-name="ch1">
        <chart:legend chart:legend-position="end" svg:x="21.699cm" svg:y="6.409cm" style:legend-expansion="high" chart:style-name="ch2"/>
        <chart:plot-area chart:style-name="ch3" table:cell-range-address="Лист1.A2:Лист1.C8" svg:x="0.494cm" svg:y="0.278cm" svg:width="20.711cm" svg:height="13.358cm">
          <chart:coordinate-region svg:x="1.856cm" svg:y="0.478cm" svg:width="19.069cm" svg:height="12.5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8" chart:class="chart:scatter">
            <chart:domain table:cell-range-address="Лист1.A2:Лист1.A8"/>
            <chart:data-point chart:repeated="7"/>
          </chart:series>
          <chart:series chart:style-name="ch8" chart:values-cell-range-address="Лист1.C2:Лист1.C8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A2:Лист1.A8</svg:desc>
                </draw:g>
              </table:table-cell>
              <table:table-cell office:value-type="float" office:value="5810">
                <text:p>5810</text:p>
                <draw:g>
                  <svg:desc>Лист1.B2:Лист1.B8</svg:desc>
                </draw:g>
              </table:table-cell>
              <table:table-cell office:value-type="float" office:value="8537">
                <text:p>8537</text:p>
                <draw:g>
                  <svg:desc>Лист1.C2:Лист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854">
                <text:p>8854</text:p>
              </table:table-cell>
              <table:table-cell office:value-type="float" office:value="9058">
                <text:p>9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450">
                <text:p>15450</text:p>
              </table:table-cell>
              <table:table-cell office:value-type="float" office:value="16294">
                <text:p>16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3366">
                <text:p>33366</text:p>
              </table:table-cell>
              <table:table-cell office:value-type="float" office:value="34122">
                <text:p>34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78150">
                <text:p>78150</text:p>
              </table:table-cell>
              <table:table-cell office:value-type="float" office:value="78467">
                <text:p>78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172188">
                <text:p>172188</text:p>
              </table:table-cell>
              <table:table-cell office:value-type="float" office:value="168631">
                <text:p>168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347819">
                <text:p>347819</text:p>
              </table:table-cell>
              <table:table-cell office:value-type="float" office:value="349095">
                <text:p>349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